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Standard">
      <style:text-properties officeooo:paragraph-rsid="001dd28b"/>
    </style:style>
    <style:style style:name="P4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officeooo:paragraph-rsid="00217362" style:font-size-asian="14pt" style:font-weight-asian="bold" style:font-size-complex="14pt" style:font-weight-complex="bold"/>
    </style:style>
    <style:style style:name="P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75d63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office:annotation><dc:creator>Luc Saffre</dc:creator><dc:date>2011-07-18T09:03:56</dc:date><text:p text:style-name="P5"><text:span text:style-name="T5">do text</text:span></text:p><text:p text:style-name="P5"><text:span text:style-name="T5">from html(this.body)</text:span></text:p></office:annotatio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277mm" table:align="margins"/>
    </style:style>
    <style:style style:name="Table1.A" style:family="table-column">
      <style:table-column-properties style:column-width="56.36mm" style:rel-column-width="13333*"/>
    </style:style>
    <style:style style:name="Table1.B" style:family="table-column">
      <style:table-column-properties style:column-width="169.86mm" style:rel-column-width="40187*"/>
    </style:style>
    <style:style style:name="Table1.C" style:family="table-column">
      <style:table-column-properties style:column-width="50.78m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officeooo:paragraph-rsid="00217362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MT1" style:family="text">
      <style:text-properties fo:font-size="16pt" style:font-size-asian="16pt" style:font-size-complex="16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97mm" fo:page-height="210.01mm" style:num-format="1" style:print-orientation="landscape" fo:margin-top="14.99mm" fo:margin-bottom="10mm" fo:margin-left="10mm" fo:margin-right="1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7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span text:style-name="MT1"><text:conditional-text text:condition="ooow:true" text:string-value-if-true="&quot;this&quot;" text:string-value-if-false="">this</text:conditional-text></text:span><text:line-break/><text:span text:style-name="MT2"><text:conditional-text text:condition="ooow:true" text:string-value-if-true="&quot;this.get_subtitle(ar)&quot;" text:string-value-if-false="">this.get_subtitle(ar)</text:conditional-text></text:span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107" text:date-value="2017-09-10T22:00:18.459353246">10/9/17</text:date> <text:time style:data-style-name="N41" text:time-value="2017-09-10T22:00:18.459552526">07:39:08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7-09-10T22:00:18.378425894</dc:date>
    <meta:editing-duration>PT14H48M6S</meta:editing-duration>
    <meta:editing-cycles>42</meta:editing-cycles>
    <meta:generator>LibreOffice/5.1.6.2$Linux_X86_64 LibreOffice_project/10m0$Build-2</meta:generator>
    <dc:creator>Luc Saffre</dc:creator>
    <meta:document-statistic meta:table-count="1" meta:image-count="0" meta:object-count="0" meta:page-count="1" meta:paragraph-count="4" meta:word-count="10" meta:character-count="88" meta:non-whitespace-character-count="81"/>
  </office:meta>
</office:document-meta>
</file>